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19d0"/>
    </style:style>
    <style:style style:name="P2" style:family="paragraph" style:parent-style-name="Standard" style:list-style-name="L2">
      <style:text-properties officeooo:paragraph-rsid="001319d0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officeooo:paragraph-rsid="00143da2"/>
    </style:style>
    <style:style style:name="T1" style:family="text">
      <style:text-properties officeooo:rsid="001319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.1. Ordena los 5 tipos de redes vistas en función de su amplitud geográfica, de su velocidad, y</text:p>
      <text:p text:style-name="Standard">de su seguridad. Si no puedes hacer una clasificación clara, no importa, agrupa los tipos que te</text:p>
      <text:p text:style-name="P1">parezcan parecidos.</text:p>
      <text:p text:style-name="P1"/>
      <text:list xml:id="list420478823" text:style-name="L2">
        <text:list-item>
          <text:p text:style-name="P2"><text:span text:style-name="T1">Por amplitud geográfica:</text:span></text:p>
        </text:list-item>
      </text:list>
      <text:p text:style-name="P1"/>
      <text:p text:style-name="P5"><text:tab/>- Computación en la nube (cloud computing)</text:p>
      <text:p text:style-name="P5"><text:tab/>- Red de área amplia (WA<text:span text:style-name="T1">N)</text:span></text:p>
      <text:p text:style-name="P1"><text:tab/>- Red de área metropolitana (MAN)</text:p>
      <text:p text:style-name="P5"><text:tab/>- Red de área local (LAN)</text:p>
      <text:p text:style-name="P5"><text:tab/>- Red de área personal (PAN)</text:p>
      <text:p text:style-name="P1"/>
      <text:list xml:id="list294631980" text:style-name="L3">
        <text:list-item>
          <text:p text:style-name="P3"><text:span text:style-name="T1">Por su velocidad:</text:span></text:p>
        </text:list-item>
      </text:list>
      <text:p text:style-name="Standard"/>
      <text:p text:style-name="P5"><text:tab/>- Red de área personal (PAN)</text:p>
      <text:p text:style-name="P5"><text:tab/>- Red de área metropolitana (MAN)</text:p>
      <text:p text:style-name="P5"><text:tab/>- Red de área local (LAN)</text:p>
      <text:p text:style-name="P5"><text:tab/>- Computación en la nube (cloud computing)</text:p>
      <text:p text:style-name="P5"><text:tab/>- Red de área amplia (WA<text:span text:style-name="T1">N)</text:span></text:p>
      <text:p text:style-name="Standard"/>
      <text:list xml:id="list1533196871" text:style-name="L4">
        <text:list-item>
          <text:p text:style-name="P4"><text:span text:style-name="T1">Por su seguridad</text:span></text:p>
        </text:list-item>
      </text:list>
      <text:p text:style-name="Standard"/>
      <text:p text:style-name="P5"><text:tab/>- Red de área local (LAN)</text:p>
      <text:p text:style-name="P5"><text:tab/>- Red de área personal (PAN)</text:p>
      <text:p text:style-name="P5"><text:tab/>- Red de área metropolitana (MAN)</text:p>
      <text:p text:style-name="P5"><text:tab/>- Red de área amplia (WA<text:span text:style-name="T1">N)</text:span></text:p>
      <text:p text:style-name="P5"><text:tab/>- Computación en la nube (cloud comput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4T16:15:24.180162905</meta:creation-date>
    <dc:date>2019-10-04T16:32:15.163909697</dc:date>
    <dc:creator>I116-05 </dc:creator>
    <meta:editing-duration>PT6M40S</meta:editing-duration>
    <meta:editing-cycles>1</meta:editing-cycles>
    <meta:document-statistic meta:table-count="0" meta:image-count="0" meta:object-count="0" meta:page-count="1" meta:paragraph-count="21" meta:word-count="142" meta:character-count="750" meta:non-whitespace-character-count="617"/>
    <meta:generator>LibreOffice/6.0.4.1$Linux_X86_64 LibreOffice_project/00m0$Build-1</meta:generator>
  </office:meta>
</office:document-meta>
</file>